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automatic-styles>
    <style:style style:name="Table1" style:family="table">
      <style:table-properties style:width="17.103cm" fo:margin-left="0cm" table:align="left"/>
    </style:style>
    <style:style style:name="Table1.A" style:family="table-column">
      <style:table-column-properties style:column-width="1.909cm"/>
    </style:style>
    <style:style style:name="Table1.B" style:family="table-column">
      <style:table-column-properties style:column-width="3.288cm"/>
    </style:style>
    <style:style style:name="Table1.C" style:family="table-column">
      <style:table-column-properties style:column-width="3.505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937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Contents">
      <style:text-properties fo:font-size="11pt" officeooo:rsid="001ebd6d" officeooo:paragraph-rsid="003784e0"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Table_20_Contents">
      <style:text-properties fo:font-size="11pt" officeooo:rsid="003784e0" officeooo:paragraph-rsid="003784e0" style:font-size-asian="11pt" style:font-size-complex="11pt"/>
    </style:style>
    <style:style style:name="P13" style:family="paragraph" style:parent-style-name="Table_20_Contents">
      <style:paragraph-properties style:writing-mode="lr-tb"/>
      <style:text-properties fo:font-size="11pt" officeooo:rsid="003784e0" officeooo:paragraph-rsid="003784e0" style:font-size-asian="11pt" style:font-size-complex="11pt"/>
    </style:style>
    <style:style style:name="P14" style:family="paragraph" style:parent-style-name="Standard">
      <style:text-properties fo:font-size="11pt" officeooo:rsid="003d49fa" officeooo:paragraph-rsid="0041b61f" style:font-size-asian="11pt" style:font-size-complex="11pt"/>
    </style:style>
    <style:style style:name="P15" style:family="paragraph" style:parent-style-name="Table_20_Contents">
      <style:text-properties fo:font-size="11pt" officeooo:rsid="003d49fa" officeooo:paragraph-rsid="0041b61f" style:font-size-asian="11pt" style:font-size-complex="11pt"/>
    </style:style>
    <style:style style:name="P16" style:family="paragraph" style:parent-style-name="Standard">
      <style:text-properties fo:font-size="11pt" officeooo:rsid="003d49fa" officeooo:paragraph-rsid="004316d7" style:font-size-asian="11pt" style:font-size-complex="11pt"/>
    </style:style>
    <style:style style:name="P17" style:family="paragraph" style:parent-style-name="Table_20_Contents">
      <style:text-properties fo:font-size="11pt" officeooo:rsid="003d49fa" officeooo:paragraph-rsid="003d49fa" style:font-size-asian="11pt" style:font-size-complex="11pt"/>
    </style:style>
    <style:style style:name="P18" style:family="paragraph" style:parent-style-name="Table_20_Contents">
      <style:text-properties fo:font-size="11pt" officeooo:rsid="003d49fa" officeooo:paragraph-rsid="00405617" style:font-size-asian="11pt" style:font-size-complex="11pt"/>
    </style:style>
    <style:style style:name="P19" style:family="paragraph" style:parent-style-name="Table_20_Contents">
      <style:text-properties fo:font-size="11pt" officeooo:rsid="00383bd4" officeooo:paragraph-rsid="00383bd4" style:font-size-asian="11pt" style:font-size-complex="11pt"/>
    </style:style>
    <style:style style:name="P20" style:family="paragraph" style:parent-style-name="Table_20_Contents">
      <style:text-properties fo:font-size="11pt" officeooo:rsid="003a314a" officeooo:paragraph-rsid="003a314a" style:font-size-asian="11pt" style:font-size-complex="11pt"/>
    </style:style>
    <style:style style:name="P21" style:family="paragraph" style:parent-style-name="Table_20_Contents">
      <style:text-properties fo:font-size="11pt" officeooo:rsid="003a314a" officeooo:paragraph-rsid="003a32ab" style:font-size-asian="11pt" style:font-size-complex="11pt"/>
    </style:style>
    <style:style style:name="P22" style:family="paragraph" style:parent-style-name="Table_20_Contents">
      <style:text-properties fo:font-size="11pt" officeooo:rsid="003a32ab" officeooo:paragraph-rsid="003a32ab" style:font-size-asian="11pt" style:font-size-complex="11pt"/>
    </style:style>
    <style:style style:name="P23" style:family="paragraph" style:parent-style-name="Table_20_Contents">
      <style:text-properties fo:font-size="11pt" officeooo:rsid="003a32ab" officeooo:paragraph-rsid="003d49fa" style:font-size-asian="11pt" style:font-size-complex="11pt"/>
    </style:style>
    <style:style style:name="P24" style:family="paragraph" style:parent-style-name="Table_20_Contents">
      <style:text-properties fo:font-size="11pt" officeooo:rsid="003a32ab" officeooo:paragraph-rsid="003d58af" style:font-size-asian="11pt" style:font-size-complex="11pt"/>
    </style:style>
    <style:style style:name="P25" style:family="paragraph" style:parent-style-name="Table_20_Contents">
      <style:text-properties fo:font-size="11pt" officeooo:rsid="003a32ab" officeooo:paragraph-rsid="003eea3c" style:font-size-asian="11pt" style:font-size-complex="11pt"/>
    </style:style>
    <style:style style:name="P26" style:family="paragraph" style:parent-style-name="Table_20_Contents">
      <style:text-properties fo:font-size="11pt" officeooo:rsid="003d430e" officeooo:paragraph-rsid="003d430e" style:font-size-asian="11pt" style:font-size-complex="11pt"/>
    </style:style>
    <style:style style:name="P27" style:family="paragraph" style:parent-style-name="Table_20_Contents">
      <style:paragraph-properties style:writing-mode="lr-tb"/>
      <style:text-properties fo:font-size="11pt" officeooo:rsid="003d430e" officeooo:paragraph-rsid="003d430e" style:font-size-asian="11pt" style:font-size-complex="11pt"/>
    </style:style>
    <style:style style:name="P28" style:family="paragraph" style:parent-style-name="Table_20_Contents">
      <style:text-properties fo:font-size="11pt" officeooo:rsid="003d430e" officeooo:paragraph-rsid="003eea3c" style:font-size-asian="11pt" style:font-size-complex="11pt"/>
    </style:style>
    <style:style style:name="P29" style:family="paragraph" style:parent-style-name="Table_20_Contents">
      <style:text-properties fo:font-size="11pt" officeooo:rsid="0041b61f" officeooo:paragraph-rsid="0041b61f" style:font-size-asian="11pt" style:font-size-complex="11pt"/>
    </style:style>
    <style:style style:name="P30" style:family="paragraph" style:parent-style-name="Table_20_Contents">
      <style:text-properties fo:font-size="11pt" officeooo:rsid="004316d7" officeooo:paragraph-rsid="004316d7" style:font-size-asian="11pt" style:font-size-complex="11pt"/>
    </style:style>
    <style:style style:name="P31" style:family="paragraph" style:parent-style-name="Table_20_Contents">
      <style:text-properties fo:font-size="11pt" officeooo:rsid="00434269" officeooo:paragraph-rsid="00434269" style:font-size-asian="11pt" style:font-size-complex="11pt"/>
    </style:style>
    <style:style style:name="P32" style:family="paragraph" style:parent-style-name="Table_20_Contents">
      <style:paragraph-properties style:writing-mode="lr-tb"/>
      <style:text-properties fo:font-size="11pt" officeooo:rsid="00434269" officeooo:paragraph-rsid="00434269" style:font-size-asian="11pt" style:font-size-complex="11pt"/>
    </style:style>
    <style:style style:name="P33" style:family="paragraph" style:parent-style-name="Table_20_Contents">
      <style:paragraph-properties style:writing-mode="lr-tb"/>
      <style:text-properties fo:font-size="11pt" officeooo:rsid="00434269" officeooo:paragraph-rsid="0045bc41" style:font-size-asian="11pt" style:font-size-complex="11pt"/>
    </style:style>
    <style:style style:name="P34" style:family="paragraph" style:parent-style-name="Table_20_Contents">
      <style:text-properties fo:font-size="11pt" officeooo:rsid="00434269" officeooo:paragraph-rsid="0045bc41" style:font-size-asian="11pt" style:font-size-complex="11pt"/>
    </style:style>
    <style:style style:name="P35" style:family="paragraph" style:parent-style-name="Table_20_Contents">
      <style:text-properties fo:font-size="11pt" officeooo:rsid="00434269" officeooo:paragraph-rsid="0046c823" style:font-size-asian="11pt" style:font-size-complex="11pt"/>
    </style:style>
    <style:style style:name="P36" style:family="paragraph" style:parent-style-name="Table_20_Contents">
      <style:paragraph-properties style:writing-mode="lr-tb"/>
      <style:text-properties fo:font-size="11pt" officeooo:rsid="00434269" officeooo:paragraph-rsid="0046c823" style:font-size-asian="11pt" style:font-size-complex="11pt"/>
    </style:style>
    <style:style style:name="P37" style:family="paragraph" style:parent-style-name="Table_20_Contents">
      <style:text-properties fo:font-size="11pt" officeooo:rsid="0046c823" officeooo:paragraph-rsid="0046c823" style:font-size-asian="11pt" style:font-size-complex="11pt"/>
    </style:style>
    <style:style style:name="P38" style:family="paragraph" style:parent-style-name="Standard">
      <style:text-properties fo:font-weight="normal" officeooo:rsid="001b0c86" officeooo:paragraph-rsid="001b0c86" style:font-weight-asian="normal" style:font-weight-complex="normal"/>
    </style:style>
    <style:style style:name="P39" style:family="paragraph" style:parent-style-name="Standard">
      <style:text-properties fo:font-weight="normal" officeooo:rsid="004962ba" officeooo:paragraph-rsid="004962ba" style:font-weight-asian="normal" style:font-weight-complex="normal"/>
    </style:style>
    <style:style style:name="P40" style:family="paragraph" style:parent-style-name="Standard">
      <style:text-properties fo:font-weight="normal" officeooo:rsid="0049c31c" officeooo:paragraph-rsid="0049c31c" style:font-weight-asian="normal" style:font-weight-complex="normal"/>
    </style:style>
    <style:style style:name="P41" style:family="paragraph" style:parent-style-name="Standard">
      <style:text-properties fo:font-weight="normal" officeooo:rsid="004e85cc" officeooo:paragraph-rsid="004e85cc" style:font-weight-asian="normal" style:font-weight-complex="normal"/>
    </style:style>
    <style:style style:name="P42"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43"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44"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45"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46"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47"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48" style:family="paragraph" style:parent-style-name="Standard">
      <style:text-properties officeooo:paragraph-rsid="002286dd"/>
    </style:style>
    <style:style style:name="P49" style:family="paragraph" style:parent-style-name="Standard">
      <style:text-properties officeooo:paragraph-rsid="002af054"/>
    </style:style>
    <style:style style:name="P50" style:family="paragraph" style:parent-style-name="Standard">
      <style:text-properties officeooo:rsid="002c2349" officeooo:paragraph-rsid="002c2349"/>
    </style:style>
    <style:style style:name="P51" style:family="paragraph" style:parent-style-name="Standard">
      <style:text-properties style:font-name="Liberation Serif" fo:font-size="12pt" fo:font-weight="normal" officeooo:paragraph-rsid="002ee5e2" style:font-size-asian="12pt" style:font-size-complex="12pt"/>
    </style:style>
    <style:style style:name="P52"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53" style:family="paragraph" style:parent-style-name="Text_20_body">
      <style:text-properties officeooo:paragraph-rsid="003223f8" loext:padding="0cm" loext:border="none"/>
    </style:style>
    <style:style style:name="P54"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55"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size="12pt" fo:language="en" fo:country="GB" fo:font-weight="normal" officeooo:rsid="0052193c" style:font-size-asian="12pt" style:font-weight-asian="normal" style:font-size-complex="12pt" style:font-weight-complex="normal" loext:padding="0cm" loext:border="none"/>
    </style:style>
    <style:style style:name="T19"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officeooo:rsid="002e582a"/>
    </style:style>
    <style:style style:name="T36" style:family="text">
      <style:text-properties fo:font-variant="normal" fo:text-transform="none" fo:color="#000000" loext:opacity="100%" fo:letter-spacing="normal" fo:font-style="normal" officeooo:rsid="002ee5e2"/>
    </style:style>
    <style:style style:name="T37" style:family="text">
      <style:text-properties fo:font-variant="normal" fo:text-transform="none" fo:color="#000000" loext:opacity="100%" fo:letter-spacing="normal" fo:font-style="normal" officeooo:rsid="00306a45"/>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officeooo:rsid="003625a7"/>
    </style:style>
    <style:style style:name="T40"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1"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2"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3" style:family="text">
      <style:text-properties officeooo:rsid="002776a8"/>
    </style:style>
    <style:style style:name="T44" style:family="text">
      <style:text-properties officeooo:rsid="0028a1cb"/>
    </style:style>
    <style:style style:name="T45" style:family="text">
      <style:text-properties officeooo:rsid="002df560" style:font-weight-asian="normal" style:font-weight-complex="normal"/>
    </style:style>
    <style:style style:name="T46" style:family="text">
      <style:text-properties officeooo:rsid="002e582a" style:font-weight-asian="normal" style:font-weight-complex="normal"/>
    </style:style>
    <style:style style:name="T47" style:family="text">
      <style:text-properties fo:color="#000000" loext:opacity="100%" fo:letter-spacing="normal" fo:font-style="italic" fo:font-weight="normal"/>
    </style:style>
    <style:style style:name="T48" style:family="text">
      <style:text-properties officeooo:rsid="0034813e"/>
    </style:style>
    <style:style style:name="T49" style:family="text">
      <style:text-properties officeooo:rsid="003784e0"/>
    </style:style>
    <style:style style:name="T50" style:family="text">
      <style:text-properties officeooo:rsid="003a314a"/>
    </style:style>
    <style:style style:name="T51" style:family="text">
      <style:text-properties officeooo:rsid="003ba3a5"/>
    </style:style>
    <style:style style:name="T52" style:family="text">
      <style:text-properties officeooo:rsid="003d430e"/>
    </style:style>
    <style:style style:name="T53" style:family="text">
      <style:text-properties officeooo:rsid="003d49fa"/>
    </style:style>
    <style:style style:name="T54" style:family="text">
      <style:text-properties officeooo:rsid="003d58af"/>
    </style:style>
    <style:style style:name="T55" style:family="text">
      <style:text-properties officeooo:rsid="003eea3c"/>
    </style:style>
    <style:style style:name="T56" style:family="text">
      <style:text-properties officeooo:rsid="00405617"/>
    </style:style>
    <style:style style:name="T57" style:family="text">
      <style:text-properties officeooo:rsid="0041b61f"/>
    </style:style>
    <style:style style:name="T58" style:family="text">
      <style:text-properties officeooo:rsid="004316d7"/>
    </style:style>
    <style:style style:name="T59" style:family="text">
      <style:text-properties officeooo:rsid="0043e9a4"/>
    </style:style>
    <style:style style:name="T60" style:family="text">
      <style:text-properties officeooo:rsid="0045bc41"/>
    </style:style>
    <style:style style:name="T61" style:family="text">
      <style:text-properties officeooo:rsid="0046c823"/>
    </style:style>
    <style:style style:name="T62" style:family="text">
      <style:text-properties officeooo:rsid="0048b665"/>
    </style:style>
    <style:style style:name="T63" style:family="text">
      <style:text-properties officeooo:rsid="0048caa8"/>
    </style:style>
    <style:style style:name="T64" style:family="text">
      <style:text-properties officeooo:rsid="00496e89"/>
    </style:style>
    <style:style style:name="T65" style:family="text">
      <style:text-properties officeooo:rsid="0049c31c"/>
    </style:style>
    <style:style style:name="T66" style:family="text">
      <style:text-properties officeooo:rsid="004b4bcc"/>
    </style:style>
    <style:style style:name="T67" style:family="text">
      <style:text-properties officeooo:rsid="004d2f71"/>
    </style:style>
    <style:style style:name="T68" style:family="text">
      <style:text-properties officeooo:rsid="004f66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Overview</text:p>
      <text:p text:style-name="P42">Topic</text:p>
      <text:p text:style-name="P48"><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2">(</text:span><text:span text:style-name="T20">currently worth AUD $66.551 billion</text:span><text:span text:style-name="T21">) expected to grow 14% per year up to 2030 </text:span><text:span text:style-name="T22">(</text:span><text:span text:style-name="T24">Productivity Management Software Market Report, 2030, 2022</text:span><text:span text:style-name="T19">)</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45"/>
      <text:p text:style-name="P44">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8">raise</text:span> issues requiring amendment. <text:span text:style-name="T43">We will continuously </text:span>refine <text:span text:style-name="T43">the project so that the actual software development will have a clear goal to achieve. </text:span>This approach does leave us limited with what we can <text:span text:style-name="T44">test</text:span> such as the storage of files, the implementation of APIs <text:span text:style-name="T44">or </text:span><text:span text:style-name="T48">the </text:span><text:span text:style-name="T44">web app deployment </text:span><text:span text:style-name="T48">process</text:span><text:span text:style-name="T44"> </text:span><text:span text:style-name="T43">as these require code </text:span><text:span text:style-name="T48">and specific tools </text:span><text:span text:style-name="T43">to be tested</text:span>. </text:p>
      <text:p text:style-name="P46"/>
      <text:p text:style-name="P49"><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 </text:span><text:span text:style-name="T18">The popularity and success of such apps stems from how our society has such a focus on our work productivity. Where we are a student or person in the workforce, we are all working to achieve some form of output. With majority of our time spent working and focusing on said output, we often find ourselves neglecting to properly organise our own schedules. Therefore, the option of productivity apps is convenient and perhaps necessary, especially for individuals finding difficulty to organise by themselves.</text:span></text:p>
      <text:p text:style-name="P49"><text:span text:style-name="T11">The other motivation we have is based up upon </text:span><text:span text:style-name="T23">our first-hand experiences with currently available productivity and time-management apps as students. </text:span><text:span text:style-name="T25">Students have many aspects to manage such as time-management, note-taking, and project/assignment management. There are a variety of apps available dedicated </text:span><text:span text:style-name="T31">to </text:span><text:span text:style-name="T25">one of these aspects, but the main issue </text:span><text:span text:style-name="T26">we identified </text:span><text:span text:style-name="T31">are</text:span><text:span text:style-name="T26"> the</text:span><text:span text:style-name="T25"> lack of apps designed to </text:span><text:span text:style-name="T32">fulfil</text:span><text:span text:style-name="T25"> </text:span><text:span text:style-name="T26">all these</text:span><text:span text:style-name="T25"> </text:span><text:span text:style-name="T32">requirements</text:span><text:span text:style-name="T25"> together. App choice variety is important and often enjoyed, but it does become tedious and time-consuming having to switch between apps just to use </text:span><text:span text:style-name="T32">a </text:span><text:span text:style-name="T25">specific function. Synchronising data across the apps is possible, but it is again tedious, time-consuming, and difficult </text:span><text:span text:style-name="T32">for most users</text:span><text:span text:style-name="T25">. </text:span><text:span text:style-name="T28">O</text:span><text:span text:style-name="T27">ur motivations together</text:span><text:span text:style-name="T25"> aim to resolve these issues</text:span><text:span text:style-name="T27"> so </text:span><text:span text:style-name="T32">the end-user can dedicate more time on their work</text:span><text:span text:style-name="T28">, regardless if our end-user is a student or not.</text:span></text:p>
      <text:p text:style-name="P54"/>
      <text:p text:style-name="P50"><text:span text:style-name="T29">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30">how we plan to solve these requirements</text:span><text:span text:style-name="T29">, </text:span><text:span text:style-name="T30">and how well we utilise each team member’s skill-set to cover </text:span><text:span text:style-name="T33">each other’s</text:span><text:span text:style-name="T30"> strengths and weaknesses. How we </text:span><text:soft-page-break/><text:span text:style-name="T30">react and adapt to obstacles impeding our progress, how we solve issues and how organised we are will be other aspects future employers will be looking out for.</text:span></text:p>
      <text:p text:style-name="P55"/>
      <text:p text:style-name="P42">Landscape</text:p>
      <text:p text:style-name="P51"><text:span text:style-name="T45">Based upon the “2022-2029 Global Productivity Apps Professional Market Research Report” synopsis, “Key players in the global Productivity Apps market…” </text:span><text:span text:style-name="T46">included Evernote, Microsoft To Do, Headspace, TeamViewer, etc. <text:line-break/></text:span><text:span text:style-name="T34">(2022-2029 GLOBAL PRODUCTIVITY APPS PROFESSIONAL MARKET RESEARCH REPORT, ANALYSIS FROM PERSPECTIVE OF SEGMENTATION (COMPETITOR LANDSCAPE, TYPE, APPLICATION, AND GEOGRAPHY), 2022)<text:line-break/></text:span><text:span text:style-name="T35">Other similar products to our project also include Microsoft OneNote and Notion primarily for their <text:s/>note-taking feature</text:span><text:span text:style-name="T39">s</text:span><text:span text:style-name="T35">.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7">niche </text:span><text:span text:style-name="T35">refers </text:span><text:span text:style-name="T37">to each apps lack of variety in their functions to</text:span><text:span text:style-name="T35"> assist with </text:span><text:span text:style-name="T37">all aspects such as</text:span><text:span text:style-name="T35"> note-taking, productivity, project management and organisation. By presenting our project as an all-in-one solution, we fulfil a </text:span><text:span text:style-name="T36">particular </text:span><text:span text:style-name="T35">niche in the market. Our chances of success increase and </text:span><text:span text:style-name="T36">we </text:span><text:span text:style-name="T35">avoid directly competing with these existing products.</text:span></text:p>
      <text:p text:style-name="P42"/>
      <text:p text:style-name="P42"/>
      <text:p text:style-name="P47">Detailed Description</text:p>
      <text:p text:style-name="P43">Aims</text:p>
      <text:p text:style-name="P43">Plans and Progress</text:p>
      <text:p text:style-name="P43">Roles</text:p>
      <text:p text:style-name="P43">Scopes and Limits</text:p>
      <text:p text:style-name="P43">Tools and Technologies</text:p>
      <text:p text:style-name="P2">Testing</text:p>
      <text:p text:style-name="P2"/>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428375634800">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4428387355360">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428387356432">
          <table:table-cell table:style-name="Table1.A1" office:value-type="string">
            <text:p text:style-name="P4">Week 2</text:p>
          </table:table-cell>
          <table:table-cell table:style-name="Table1.A1" office:value-type="string">
            <text:p text:style-name="P9"><text:span text:style-name="T3">Research job ads for </text:span>UI/UX Designer<text:span text:style-name="T3">s and create our own</text:span> job ad for <text:span text:style-name="T3">this position</text:span>. <text:span text:style-name="T49">Start </text:span><text:soft-page-break/><text:span text:style-name="T49">writing upon Plans &amp; Progress.</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text:soft-page-break/></text:p>
          </table:table-cell>
          <table:table-cell table:style-name="Table1.A1" office:value-type="string">
            <text:p text:style-name="P8"><text:span text:style-name="T3">Research job ads for Software Engineers and create our own</text:span> job ad for <text:span text:style-name="T3">this </text:span><text:soft-page-break/><text:span text:style-name="T3">position</text:span>.</text:p>
          </table:table-cell>
          <table:table-cell table:style-name="Table1.A1" office:value-type="string">
            <text:p text:style-name="P8"><text:span text:style-name="T3">Research job ads for Project Managers and create our own</text:span> job ad for <text:span text:style-name="T3">this </text:span><text:soft-page-break/><text:span text:style-name="T3">position</text:span>.</text:p>
          </table:table-cell>
          <table:table-cell table:style-name="Table1.A1" office:value-type="string">
            <text:p text:style-name="P7">Create Block Market’s Assignment 3 website skeleton. Finish Team <text:soft-page-break/>Profile (Group Processes and Career Plans).</text:p>
          </table:table-cell>
        </table:table-row>
        <table:table-row table:style-name="TableLine94428387357504">
          <table:table-cell table:style-name="Table1.A1" office:value-type="string">
            <text:p text:style-name="P4">Week 3</text:p>
          </table:table-cell>
          <table:table-cell table:style-name="Table1.A1" office:value-type="string">
            <text:p text:style-name="P12">Write up paragraph on their own career plans. Write up Group Processes &amp; Communication, Plans &amp; Progress, and Scopes &amp; Limits. Continue writing upon Plans &amp; Progress.</text:p>
          </table:table-cell>
          <table:table-cell table:style-name="Table1.A1" office:value-type="string">
            <text:p text:style-name="P13">Write up paragraph on their own career plans. Write up</text:p>
            <text:p text:style-name="P13">Overview. Continue updating Tool and Timeframe. Plan out A3 Presentation.</text:p>
          </table:table-cell>
          <table:table-cell table:style-name="Table1.A1" office:value-type="string">
            <text:p text:style-name="P13">Write up paragraph on their own career plans. Write up Aims and Tools &amp; Tech.</text:p>
            <text:p text:style-name="P13"/>
          </table:table-cell>
          <table:table-cell table:style-name="Table1.A1" office:value-type="string">
            <text:p text:style-name="P13">Write up paragraph on their own career plans. Write up Risks and Testing. Continue report collation.</text:p>
          </table:table-cell>
          <table:table-cell table:style-name="Table1.A1" office:value-type="string">
            <text:p text:style-name="P12">Write up paragraph on their own career plans. Write up Roles. Continue on website skeleton.</text:p>
          </table:table-cell>
        </table:table-row>
        <table:table-row table:style-name="TableLine94428387358704">
          <table:table-cell table:style-name="Table1.A1" office:value-type="string">
            <text:p text:style-name="P4">Week 4</text:p>
          </table:table-cell>
          <table:table-cell table:style-name="Table1.A1" office:value-type="string">
            <text:p text:style-name="P19">Start on wireframing/prototyping. Continue on Plans &amp; Progress and Scopes &amp; Limits.</text:p>
          </table:table-cell>
          <table:table-cell table:style-name="Table1.A1" office:value-type="string">
            <text:p text:style-name="P19">Start on wireframing/prototyping. Finish up on Risks and Timeframe.</text:p>
          </table:table-cell>
          <table:table-cell table:style-name="Table1.A1" office:value-type="string">
            <text:p text:style-name="P19">Finish writing up on Aims and Tools &amp; Tech. Start on wireframing/prototyping.</text:p>
          </table:table-cell>
          <table:table-cell table:style-name="Table1.A1" office:value-type="string">
            <text:p text:style-name="P19">Start on wireframing/prototyping. Continue report collation.</text:p>
          </table:table-cell>
          <table:table-cell table:style-name="Table1.A1" office:value-type="string">
            <text:p text:style-name="P19">Finish up on Roles. Continue with website development</text:p>
          </table:table-cell>
        </table:table-row>
        <table:table-row table:style-name="TableLine94428387360096">
          <table:table-cell table:style-name="Table1.A1" office:value-type="string">
            <text:p text:style-name="P4">Week 5</text:p>
          </table:table-cell>
          <table:table-cell table:style-name="Table1.A1" office:value-type="string">
            <text:p text:style-name="P19">Finalise/test project prototype. Write up group reflection for self. Collate final documents for assignment submission. </text:p>
          </table:table-cell>
          <table:table-cell table:style-name="Table1.A1" office:value-type="string">
            <text:p text:style-name="P19">Finalise/test project prototype. </text:p>
            <text:p text:style-name="P19">Write up group reflection for self. Finish writing up on Tools. Write up <text:span text:style-name="T50">P</text:span>resentation <text:span text:style-name="T50">plan/content.</text:span></text:p>
          </table:table-cell>
          <table:table-cell table:style-name="Table1.A1" office:value-type="string">
            <text:p text:style-name="P19">Finalise/test project prototype. Write up group reflection for self.</text:p>
          </table:table-cell>
          <table:table-cell table:style-name="Table1.A1" office:value-type="string">
            <text:p text:style-name="P19">Finalise/test project prototype. Write up group reflection for self. Finish up with report collation. </text:p>
          </table:table-cell>
          <table:table-cell table:style-name="Table1.A1" office:value-type="string">
            <text:p text:style-name="P19">Finalise/test project prototype. Write up group reflection for self. Deploy assignment website. <text:span text:style-name="T50">Start creating Presentation website.</text:span></text:p>
          </table:table-cell>
        </table:table-row>
        <table:table-row table:style-name="TableLine94428387361936">
          <table:table-cell table:style-name="Table1.A1" office:value-type="string">
            <text:p text:style-name="P4">Week 6</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0">Do project presentation. Complete A3 contribution form/feedback. Add video to Presentation website.</text:p>
          </table:table-cell>
        </table:table-row>
        <table:table-row table:style-name="TableLine94428387363248">
          <table:table-cell table:style-name="Table1.A1" office:value-type="string">
            <text:p text:style-name="P4">Week 7</text:p>
          </table:table-cell>
          <table:table-cell table:style-name="Table1.A1" office:value-type="string">
            <text:p text:style-name="P22">Conduct further market research, surveys and identify potential avenues to develop towards. <text:span text:style-name="T51">Start networking with potential clients <text:s/>.</text:span></text:p>
          </table:table-cell>
          <table:table-cell table:style-name="Table1.A1" office:value-type="string">
            <text:p text:style-name="P22">Start setting up the project’s cloud server with AWS. Review cloud server plans and ensure within budget/resources.</text:p>
          </table:table-cell>
          <table:table-cell table:style-name="Table1.A1" office:value-type="string">
            <text:p text:style-name="P22">Start coding up <text:span text:style-name="T51">the</text:span> project. <text:span text:style-name="T51">Primary focus on back-end.</text:span></text:p>
          </table:table-cell>
          <table:table-cell table:style-name="Table1.A1" office:value-type="string">
            <text:p text:style-name="P22">Plan <text:span text:style-name="T51">and d</text:span>evelop <text:span text:style-name="T51">the entire </text:span>app database design. <text:span text:style-name="T51">Also submit plans <text:s/></text:span><text:span text:style-name="T52">on the deployment/storage of the</text:span><text:span text:style-name="T51"> database <text:s/>for </text:span><text:span text:style-name="T52">b</text:span><text:span text:style-name="T51">udgeting planning.</text:span></text:p>
          </table:table-cell>
          <table:table-cell table:style-name="Table1.A1" office:value-type="string">
            <text:p text:style-name="P22">Start coding up project. <text:span text:style-name="T51">Primary focus on front-end.</text:span></text:p>
          </table:table-cell>
        </table:table-row>
        <table:table-row table:style-name="TableLine94428387364560">
          <table:table-cell table:style-name="Table1.A1" office:value-type="string">
            <text:p text:style-name="P4">Week 8</text:p>
          </table:table-cell>
          <table:table-cell table:style-name="Table1.A1" office:value-type="string">
            <text:p text:style-name="P26">Write up report on findings based on market research, surveys etc. Goal is to identify <text:span text:style-name="T53">and relay </text:span>an<text:span text:style-name="T53">y</text:span> additional <text:span text:style-name="T53">wants/</text:span>need <text:span text:style-name="T53">from our target market and see if our application can deliver up on it. </text:span><text:soft-page-break/><text:span text:style-name="T53">Continue networking with potential clients.</text:span> Assist with on-going software testing.</text:p>
          </table:table-cell>
          <table:table-cell table:style-name="Table1.A1" office:value-type="string">
            <text:p text:style-name="P26">Continue configuring AWS cloud server for app deployment. Review database deployment plans and decide on whether to use SQL or NoSQL. <text:span text:style-name="T53">Monitor</text:span> software development progress. <text:span text:style-name="T56">Update </text:span><text:soft-page-break/><text:span text:style-name="T56">stakeholders on progress.</text:span> </text:p>
          </table:table-cell>
          <table:table-cell table:style-name="Table1.A1" office:value-type="string">
            <text:p text:style-name="P23">Continue coding <text:s/>the project. <text:span text:style-name="T51">Primary focus on back-end.</text:span></text:p>
          </table:table-cell>
          <table:table-cell table:style-name="Table1.A1" office:value-type="string">
            <text:p text:style-name="P27">Research and review DBMS software options most useful for the project database. Finalise the database design. Assist with on-going software testing.</text:p>
          </table:table-cell>
          <table:table-cell table:style-name="Table1.A1" office:value-type="string">
            <text:p text:style-name="P23">Continue coding <text:s/>the project. <text:span text:style-name="T51">Primary focus on front-end.</text:span></text:p>
          </table:table-cell>
        </table:table-row>
        <table:table-row table:style-name="TableLine94428387365792">
          <table:table-cell table:style-name="Table1.A1" office:value-type="string">
            <text:p text:style-name="P4">Week 9</text:p>
          </table:table-cell>
          <table:table-cell table:style-name="Table1.A1" office:value-type="string">
            <text:p text:style-name="P28"><text:span text:style-name="T53">Continue networking with potential clients.</text:span> <text:span text:style-name="T56">Start creating promotion campaign. </text:span>Assist with on-going software <text:span text:style-name="T55">testing.</text:span></text:p>
          </table:table-cell>
          <table:table-cell table:style-name="Table1.A1" office:value-type="string">
            <text:p text:style-name="P18">Finalise AWS cloud server configuration for app deployment. <text:s/><text:span text:style-name="T56"><text:s/>Update stakeholders on progress. Communicate additional requirements from stakeholders to team.</text:span></text:p>
            <text:p text:style-name="P17">Monitor software development and database progress.</text:p>
          </table:table-cell>
          <table:table-cell table:style-name="Table1.A1" office:value-type="string">
            <text:p text:style-name="P24">Continue coding <text:s/>the project. <text:span text:style-name="T51">Primary focus on back-end. </text:span><text:span text:style-name="T55">Completion/near completion of front-end components.</text:span></text:p>
          </table:table-cell>
          <table:table-cell table:style-name="Table1.A1" office:value-type="string">
            <text:p text:style-name="P17">Start database <text:span text:style-name="T54">development </text:span>in the chosen DBMS software. <text:span text:style-name="T52">Assist with on-going software </text:span>and database <text:span text:style-name="T52">testing.</text:span></text:p>
          </table:table-cell>
          <table:table-cell table:style-name="Table1.A1" office:value-type="string">
            <text:p text:style-name="P25">Continue coding <text:s/>the project. <text:span text:style-name="T51">Primary focus on front-end. </text:span><text:span text:style-name="T55">Completion/near completion of front-end components.</text:span></text:p>
          </table:table-cell>
        </table:table-row>
        <table:table-row table:style-name="TableLine94428387367104">
          <table:table-cell table:style-name="Table1.A1" office:value-type="string">
            <text:p text:style-name="P4">Week 10</text:p>
          </table:table-cell>
          <table:table-cell table:style-name="Table1.A1" office:value-type="string">
            <text:p text:style-name="P29">Finalise promotion campaign. <text:span text:style-name="T53">Continue networking with potential clients.</text:span><text:span text:style-name="T52"> Assist with on-going software </text:span><text:span text:style-name="T53">and database </text:span><text:span text:style-name="T52">testing.</text:span></text:p>
          </table:table-cell>
          <table:table-cell table:style-name="Table1.A1" office:value-type="string">
            <text:p text:style-name="P14"><text:span text:style-name="T57">Write up a project status report for stakeholders. U</text:span><text:span text:style-name="T56">pdate stakeholders on progress. Communicate additional requirements from stakeholders to team.</text:span></text:p>
            <text:p text:style-name="P15">Monitor software development and database progress.</text:p>
          </table:table-cell>
          <table:table-cell table:style-name="Table1.A1" office:value-type="string">
            <text:p text:style-name="P29">Finalise project development. Ensure completion of almost all components. Work with Daniel on implementing database with the application.</text:p>
          </table:table-cell>
          <table:table-cell table:style-name="Table1.A1" office:value-type="string">
            <text:p text:style-name="P29">Finalise database development in chosen DBMS software. Work with Hayden/Rusell on implementing database with the application. <text:span text:style-name="T52">Assist with on-going software </text:span><text:span text:style-name="T53">and database </text:span><text:span text:style-name="T52">testing.</text:span></text:p>
          </table:table-cell>
          <table:table-cell table:style-name="Table1.A1" office:value-type="string">
            <text:p text:style-name="P29">Finalise project development. Ensure completion of almost all components. Work with Daniel on implementing database with the application.</text:p>
          </table:table-cell>
        </table:table-row>
        <table:table-row table:style-name="TableLine94428387369184">
          <table:table-cell table:style-name="Table1.A1" office:value-type="string">
            <text:p text:style-name="P4">Week 11</text:p>
          </table:table-cell>
          <table:table-cell table:style-name="Table1.A1" office:value-type="string">
            <text:p text:style-name="P29">Deploy promotion campaign on social medias. <text:span text:style-name="T53">Continue networking with potential clients </text:span><text:span text:style-name="T58">and answering queries.</text:span></text:p>
          </table:table-cell>
          <table:table-cell table:style-name="Table1.A1" office:value-type="string">
            <text:p text:style-name="P29">Pre<text:span text:style-name="T58">sent project status and progress report to stakeholders. Thorough testing of application. Review current budget usage and projected user count.</text:span></text:p>
          </table:table-cell>
          <table:table-cell table:style-name="Table1.A1" office:value-type="string">
            <text:p text:style-name="P30">Thorough testing and debugging of application.</text:p>
          </table:table-cell>
          <table:table-cell table:style-name="Table1.A1" office:value-type="string">
            <text:p text:style-name="P30">Thorough testing and debugging of application. Primary focus on the database.</text:p>
          </table:table-cell>
          <table:table-cell table:style-name="Table1.A1" office:value-type="string">
            <text:p text:style-name="P30">Thorough testing and debugging of application.</text:p>
          </table:table-cell>
        </table:table-row>
        <table:table-row table:style-name="TableLine94428387370496">
          <table:table-cell table:style-name="Table1.A1" office:value-type="string">
            <text:p text:style-name="P4">Week 12</text:p>
          </table:table-cell>
          <table:table-cell table:style-name="Table1.A1" office:value-type="string">
            <text:p text:style-name="P30">Continue promotion campaign on social medias. <text:span text:style-name="T53">Continue networking with potential clients </text:span>and answering queries. Draft up user survey page.</text:p>
          </table:table-cell>
          <table:table-cell table:style-name="Table1.A1" office:value-type="string">
            <text:p text:style-name="P16"><text:span text:style-name="T58">U</text:span><text:span text:style-name="T56">pdate stakeholders on progress </text:span><text:span text:style-name="T58">and application deployment</text:span><text:span text:style-name="T56">. </text:span><text:span text:style-name="T63">Analyse projected data user count and budget usage.</text:span><text:span text:style-name="T58"> </text:span></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row>
        <table:table-row table:style-name="TableLine94428387371808">
          <table:table-cell table:style-name="Table1.A1" office:value-type="string">
            <text:p text:style-name="P4">Week 13</text:p>
          </table:table-cell>
          <table:table-cell table:style-name="Table1.A1" office:value-type="string">
            <text:p text:style-name="P34">Deploy user survey page. <text:span text:style-name="T58">Continue promotion campaign on social medias. </text:span><text:span text:style-name="T53">Continue networking with potential clients </text:span><text:span text:style-name="T58">and answering queries. </text:span>Review and analyse project performance and <text:soft-page-break/>user feedback.</text:p>
          </table:table-cell>
          <table:table-cell table:style-name="Table1.A1" office:value-type="string">
            <text:p text:style-name="P31">Update stakeholders on progress, user feedback and application success. Review and analyse project performance and user feedback. <text:span text:style-name="T59">Monitor user usage, ensure cloud server usage still within </text:span><text:soft-page-break/><text:span text:style-name="T59">budget.</text:span></text:p>
          </table:table-cell>
          <table:table-cell table:style-name="Table1.A1" office:value-type="string">
            <text:p text:style-name="P32">Ongoing application support and debugging. <text:span text:style-name="T60">Start coding up on additional features to add <text:s/>to application.</text:span></text:p>
          </table:table-cell>
          <table:table-cell table:style-name="Table1.A1" office:value-type="string">
            <text:p text:style-name="P33">Ongoing application support and debugging. <text:span text:style-name="T60">Start coding up on additional features to add to application. Expand upon database </text:span><text:soft-page-break/><text:span text:style-name="T60">design/requirements where necessary.</text:span></text:p>
          </table:table-cell>
          <table:table-cell table:style-name="Table1.A1" office:value-type="string">
            <text:p text:style-name="P33">Ongoing application support and debugging. <text:span text:style-name="T60">Start coding up on additional features to add <text:s/>to application.</text:span></text:p>
          </table:table-cell>
        </table:table-row>
        <table:table-row table:style-name="TableLine94428387373120">
          <table:table-cell table:style-name="Table1.A1" office:value-type="string">
            <text:p text:style-name="P4">Week 14</text:p>
          </table:table-cell>
          <table:table-cell table:style-name="Table1.A1" office:value-type="string">
            <text:p text:style-name="P35"><text:span text:style-name="T58">Continue promotion campaign on social medias. </text:span><text:span text:style-name="T53">Continue networking with potential clients </text:span><text:span text:style-name="T58">and answering queries. </text:span><text:span text:style-name="T61">Monitor user usage, ensure cloud server usage still within budget.</text:span></text:p>
          </table:table-cell>
          <table:table-cell table:style-name="Table1.A1" office:value-type="string">
            <text:p text:style-name="P35">Update stakeholders on progress, user feedback and application success. <text:span text:style-name="T61">Write up report/summary on project performance and user feedback. </text:span><text:span text:style-name="T59">Monitor user usage, ensure cloud server usage still within budget.</text:span></text:p>
          </table:table-cell>
          <table:table-cell table:style-name="Table1.A1" office:value-type="string">
            <text:p text:style-name="P36">Ongoing application support and debugging. <text:span text:style-name="T61">Deploy additional features to application.</text:span></text:p>
          </table:table-cell>
          <table:table-cell table:style-name="Table1.A1" office:value-type="string">
            <text:p text:style-name="P36">Ongoing application support and debugging. <text:span text:style-name="T61">Deploy additional features/database extensions to application.</text:span></text:p>
          </table:table-cell>
          <table:table-cell table:style-name="Table1.A1" office:value-type="string">
            <text:p text:style-name="P36">Ongoing application support and debugging. <text:span text:style-name="T61">Deploy additional features to application.</text:span></text:p>
          </table:table-cell>
        </table:table-row>
        <table:table-row table:style-name="TableLine94428387374432">
          <table:table-cell table:style-name="Table1.A1" office:value-type="string">
            <text:p text:style-name="P4">Week 15</text:p>
          </table:table-cell>
          <table:table-cell table:style-name="Table1.A1" office:value-type="string">
            <text:p text:style-name="P35"><text:span text:style-name="T53">Continue networking with potential clients </text:span><text:span text:style-name="T58">and answering queries. </text:span><text:span text:style-name="T61">Monitor user usage, ensure cloud server usage still within budget.</text:span></text:p>
          </table:table-cell>
          <table:table-cell table:style-name="Table1.A1" office:value-type="string">
            <text:p text:style-name="P37">Present report summary review on project performance, user feedback and application success to clients. Present KPI/performance review <text:span text:style-name="T62">to each</text:span> team members.</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row>
      </table:table>
      <text:p text:style-name="P38"/>
      <text:p text:style-name="P38"/>
      <text:p text:style-name="P2">Risks</text:p>
      <text:p text:style-name="P39">Majority of the potential risks come from our usage of software and online services. With regards to our prototyping/mock up, we plan to use Proto.io for this purpose. From our experience with learning and understanding Proto.io, there is the issue in which it is limited in what type of interactions and actions can be simulated. Therefore, some components that have been planned out will not be simulated accurately or at all. <text:span text:style-name="T64">T</text:span>his <text:span text:style-name="T64">impacts</text:span> our capability <text:span text:style-name="T64">to quickly identify and resolve bugs/issues that originate from these unimplemented components. Such bugs/issues may only arise once we reach the software development stage and will hinder the project timeline. <text:line-break/><text:line-break/>Additionally we have to think about the usage of cloud services since we plan to deploy a web application. Regardless of which one we use, there still comes the risk that the application may not be deployed properly and further configuration will be needed, hindering the project timeline. Additionally, there comes the potential risk where we have more users than projected which is generally a positive consequence. However, it also opens the possibility that the cloud service plan may automatically </text:span><text:span text:style-name="T65">upgrade</text:span><text:span text:style-name="T64"> to accommodate the additional users and become a paid service. </text:span><text:span text:style-name="T65">There would of course be constraints set to avoid such a situation but the possibility is still there. Hackers attempting to obtain the cloud service API key is a major security risk we need to prevent and be vigilant against, lest we suffer major consequences that may lead to the immediate shutdown of the application </text:span><text:span text:style-name="T67">or additional billing</text:span><text:span text:style-name="T65">.</text:span></text:p>
      <text:p text:style-name="P39"/>
      <text:p text:style-name="P41">Later on in the project where we need to decide on a <text:span text:style-name="T66">Database Management System (DBMS), </text:span>we need to consider in particular if we use a SQL/NoSQL DBMS. SQL has benefits of an accurate and robust database, but it does come general risks such as being too expensive to maintain, constraints causing conflict with its interaction to the software. Such risks naturally will cause delays to project progress and in some cases, halt it entirely depending on the scenario. On the other hand with NoSQL, it will be more high performing and quicker for querying. However this also means we need to place extra emphasis on our software development and implement data constraints through <text:soft-page-break/>our code rather than the DBMS. Additionally, due to the lack of <text:span text:style-name="T68">emphasis on data integrity that NoSQL has, the chances of bugs to the DBMS and application greatly increase.</text:span></text:p>
      <text:p text:style-name="P41"/>
      <text:p text:style-name="P40"><text:span text:style-name="T66">W</text:span>ith our choice of programming languages, we may not identify limitations and shortcomings until well into the software development stage. Delays <text:span text:style-name="T66">to project timeline </text:span>may occur due to bugs, lack of ability to <text:span text:style-name="T66">program certain functions, and attempting to create a workaround that may have otherwise been easier in a another programming language. We also have to be mindful in the capabilities to interact and deploy with our choice of cloud service and even DBMS.</text:span></text:p>
      <text:p text:style-name="P2">Group processes and communications</text:p>
      <text:p text:style-name="P2"/>
      <text:p text:style-name="P2"/>
      <text:p text:style-name="P2"/>
      <text:p text:style-name="P3">References</text:p>
      <text:p text:style-name="P53"><text:span text:style-name="T41">Grandviewresearch.com. 2022. Productivity Management Software Market Report, 2030. [online] Available at: &lt;https://www.grandviewresearch.com/industry-analysis/productivity-management-software-market&gt; </text:span><text:span text:style-name="T40"> </text:span></text:p>
      <text:p text:style-name="P52"><text:span text:style-name="T38">Market Reports World. 2022. </text:span><text:span text:style-name="T47">2022-2029 GLOBAL PRODUCTIVITY APPS PROFESSIONAL MARKET RESEARCH REPORT, ANALYSIS FROM PERSPECTIVE OF SEGMENTATION (COMPETITOR LANDSCAPE, TYPE, APPLICATION, AND GEOGRAPHY)</text:span><text:span text:style-name="T38">. [online] Available at: &lt;https://www.marketreportsworld.com/2022-2029-global-productivity-apps-professional-market-20226339&gt; [Accessed 14 May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22T20:14:17.501069477</dc:date>
    <meta:editing-duration>PT2H49M44S</meta:editing-duration>
    <meta:editing-cycles>36</meta:editing-cycles>
    <meta:generator>LibreOffice/7.3.3.2$Linux_X86_64 LibreOffice_project/30$Build-2</meta:generator>
    <meta:document-statistic meta:table-count="1" meta:image-count="0" meta:object-count="0" meta:page-count="6" meta:paragraph-count="124" meta:word-count="2613" meta:character-count="17826" meta:non-whitespace-character-count="15310"/>
  </office:meta>
</office:document-meta>
</file>